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ashicorp Vault Dynamic Secrets Demo</text:h>
      <text:p text:style-name="Standard">https://youtu.be/scHCqmR25B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3T00:12:15.619243252</meta:creation-date>
    <dc:date>2022-08-23T00:13:05.571145705</dc:date>
    <meta:editing-duration>PT53S</meta:editing-duration>
    <meta:editing-cycles>1</meta:editing-cycles>
    <meta:document-statistic meta:table-count="0" meta:image-count="0" meta:object-count="0" meta:page-count="1" meta:paragraph-count="2" meta:word-count="6" meta:character-count="64" meta:non-whitespace-character-count="60"/>
    <meta:generator>LibreOffice/7.3.4.2$Linux_X86_64 LibreOffice_project/30$Build-2</meta:generator>
  </office:meta>
</office:document-meta>
</file>